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19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1.6673in"/>
    </style:style>
    <style:style style:name="co4" style:family="table-column">
      <style:table-column-properties fo:break-before="auto" style:column-width="1.6417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0.8319in"/>
    </style:style>
    <style:style style:name="co7" style:family="table-column">
      <style:table-column-properties fo:break-before="auto" style:column-width="0.9528in"/>
    </style:style>
    <style:style style:name="co8" style:family="table-column">
      <style:table-column-properties fo:break-before="auto" style:column-width="1.8917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21">
      <style:table-cell-properties fo:border="0.06pt solid #000000"/>
    </style:style>
    <style:style style:name="ce3" style:family="table-cell" style:parent-style-name="Default" style:data-style-name="N122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ss" table:style-name="ta1">
        <table:shapes>
          <draw:frame draw:z-index="0" draw:style-name="gr1" draw:text-style-name="P1" svg:width="4.913in" svg:height="3.0984in" svg:x="0.276in" svg:y="1.3551in">
            <draw:object draw:notify-on-update-of-ranges="sss.A1:sss.A7 sss.B1:sss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161in" svg:height="3.0402in" svg:x="5.2232in" svg:y="1.4846in">
            <draw:object draw:notify-on-update-of-ranges="sss.A1:sss.A7 sss.F1:sss.F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.0358in" svg:height="3.0933in" svg:x="11.5831in" svg:y="1.5024in">
            <draw:object draw:notify-on-update-of-ranges="sss.A1:sss.A7 sss.H1:sss.H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k (LUT size)</text:p>
          </table:table-cell>
          <table:table-cell table:style-name="ce1" office:value-type="string" calcext:value-type="string">
            <text:p>Nk (No. of CLBs required)</text:p>
          </table:table-cell>
          <table:table-cell table:style-name="ce1" office:value-type="string" calcext:value-type="string">
            <text:p>Wk (Routing Width)</text:p>
          </table:table-cell>
          <table:table-cell table:style-name="ce1" office:value-type="string" calcext:value-type="string">
            <text:p>Logic Area per tile </text:p>
          </table:table-cell>
          <table:table-cell table:style-name="ce1" office:value-type="string" calcext:value-type="string">
            <text:p>Routing Area per tile</text:p>
          </table:table-cell>
          <table:table-cell table:style-name="ce1" office:value-type="string" calcext:value-type="string">
            <text:p>Tile Area</text:p>
          </table:table-cell>
          <table:table-cell table:style-name="ce1" office:value-type="string" calcext:value-type="string">
            <text:p>Total Area</text:p>
          </table:table-cell>
          <table:table-cell table:style-name="ce1" office:value-type="string" calcext:value-type="string">
            <text:p>Normalized Total Area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.0</text:p>
          </table:table-cell>
          <table:table-cell office:value-type="float" office:value="9999.99993548" calcext:value-type="float">
            <text:p>10000.0</text:p>
          </table:table-cell>
          <table:table-cell office:value-type="float" office:value="8.99906799056" calcext:value-type="float">
            <text:p>9.0</text:p>
          </table:table-cell>
          <table:table-cell office:value-type="float" office:value="448.419228469" calcext:value-type="float">
            <text:p>448.4</text:p>
          </table:table-cell>
          <table:table-cell office:value-type="float" office:value="2820.23933503" calcext:value-type="float">
            <text:p>2820.2</text:p>
          </table:table-cell>
          <table:table-cell office:value-type="float" office:value="3268.6585635" calcext:value-type="float">
            <text:p>3268.7</text:p>
          </table:table-cell>
          <table:table-cell office:value-type="float" office:value="33098182.5158" calcext:value-type="float">
            <text:p>33098182.5</text:p>
          </table:table-cell>
          <table:table-cell office:value-type="float" office:value="0.986732823476" calcext:value-type="float">
            <text:p>0.987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.0</text:p>
          </table:table-cell>
          <table:table-cell office:value-type="float" office:value="6814.85565176" calcext:value-type="float">
            <text:p>6814.9</text:p>
          </table:table-cell>
          <table:table-cell office:value-type="float" office:value="10.779686531" calcext:value-type="float">
            <text:p>10.8</text:p>
          </table:table-cell>
          <table:table-cell office:value-type="float" office:value="654.194400063" calcext:value-type="float">
            <text:p>654.2</text:p>
          </table:table-cell>
          <table:table-cell office:value-type="float" office:value="4064.94194485" calcext:value-type="float">
            <text:p>4064.9</text:p>
          </table:table-cell>
          <table:table-cell office:value-type="float" office:value="4719.13634492" calcext:value-type="float">
            <text:p>4719.1</text:p>
          </table:table-cell>
          <table:table-cell office:value-type="float" office:value="32649285.7492" calcext:value-type="float">
            <text:p>32649285.7</text:p>
          </table:table-cell>
          <table:table-cell office:value-type="float" office:value="0.973350180072" calcext:value-type="float">
            <text:p>0.973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.0</text:p>
          </table:table-cell>
          <table:table-cell office:value-type="float" office:value="5061.45772656" calcext:value-type="float">
            <text:p>5061.5</text:p>
          </table:table-cell>
          <table:table-cell office:value-type="float" office:value="12.3892582362" calcext:value-type="float">
            <text:p>12.4</text:p>
          </table:table-cell>
          <table:table-cell office:value-type="float" office:value="970.751432688" calcext:value-type="float">
            <text:p>970.8</text:p>
          </table:table-cell>
          <table:table-cell office:value-type="float" office:value="5543.98498722" calcext:value-type="float">
            <text:p>5544.0</text:p>
          </table:table-cell>
          <table:table-cell office:value-type="float" office:value="6514.7364199" calcext:value-type="float">
            <text:p>6514.7</text:p>
          </table:table-cell>
          <table:table-cell office:value-type="float" office:value="33543206.153" calcext:value-type="float">
            <text:p>33543206.2</text:p>
          </table:table-cell>
          <table:table-cell office:value-type="float" office:value="1" calcext:value-type="float">
            <text:p>1.000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.0</text:p>
          </table:table-cell>
          <table:table-cell office:value-type="float" office:value="3969.41962905" calcext:value-type="float">
            <text:p>3969.4</text:p>
          </table:table-cell>
          <table:table-cell office:value-type="float" office:value="13.8725677616" calcext:value-type="float">
            <text:p>13.9</text:p>
          </table:table-cell>
          <table:table-cell office:value-type="float" office:value="1480.29622412" calcext:value-type="float">
            <text:p>1480.3</text:p>
          </table:table-cell>
          <table:table-cell office:value-type="float" office:value="7349.10413439" calcext:value-type="float">
            <text:p>7349.1</text:p>
          </table:table-cell>
          <table:table-cell office:value-type="float" office:value="8829.40035852" calcext:value-type="float">
            <text:p>8829.4</text:p>
          </table:table-cell>
          <table:table-cell office:value-type="float" office:value="35704611.107" calcext:value-type="float">
            <text:p>35704611.1</text:p>
          </table:table-cell>
          <table:table-cell office:value-type="float" office:value="1.06443644487" calcext:value-type="float">
            <text:p>1.064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.0</text:p>
          </table:table-cell>
          <table:table-cell office:value-type="float" office:value="3232.11602438" calcext:value-type="float">
            <text:p>3232.1</text:p>
          </table:table-cell>
          <table:table-cell office:value-type="float" office:value="15.2571837641" calcext:value-type="float">
            <text:p>15.3</text:p>
          </table:table-cell>
          <table:table-cell office:value-type="float" office:value="2337.42561689" calcext:value-type="float">
            <text:p>2337.4</text:p>
          </table:table-cell>
          <table:table-cell office:value-type="float" office:value="9625.61043638" calcext:value-type="float">
            <text:p>9625.6</text:p>
          </table:table-cell>
          <table:table-cell office:value-type="float" office:value="11963.0360533" calcext:value-type="float">
            <text:p>11963.0</text:p>
          </table:table-cell>
          <table:table-cell office:value-type="float" office:value="39424897.3983" calcext:value-type="float">
            <text:p>39424897.4</text:p>
          </table:table-cell>
          <table:table-cell office:value-type="float" office:value="1.17534672203" calcext:value-type="float">
            <text:p>1.175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.0</text:p>
          </table:table-cell>
          <table:table-cell office:value-type="float" office:value="2705.10219677" calcext:value-type="float">
            <text:p>2705.1</text:p>
          </table:table-cell>
          <table:table-cell office:value-type="float" office:value="16.5615982902" calcext:value-type="float">
            <text:p>16.6</text:p>
          </table:table-cell>
          <table:table-cell office:value-type="float" office:value="3836.76227199" calcext:value-type="float">
            <text:p>3836.8</text:p>
          </table:table-cell>
          <table:table-cell office:value-type="float" office:value="12595.4002736" calcext:value-type="float">
            <text:p>12595.4</text:p>
          </table:table-cell>
          <table:table-cell office:value-type="float" office:value="16432.1625455" calcext:value-type="float">
            <text:p>16432.2</text:p>
          </table:table-cell>
          <table:table-cell office:value-type="float" office:value="45334026.1922" calcext:value-type="float">
            <text:p>45334026.2</text:p>
          </table:table-cell>
          <table:table-cell office:value-type="float" office:value="1.35151142039" calcext:value-type="float">
            <text:p>1.35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7">00/00/0000</text:date>, <text:time style:data-style-name="N2" text:time-value="12:19:20.494254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7T12:33:40.729419684</dc:date>
    <dc:creator>smdp </dc:creator>
    <meta:editing-duration>PT55M59S</meta:editing-duration>
    <meta:editing-cycles>3</meta:editing-cycles>
    <meta:generator>LibreOffice/4.3.7.2$Linux_X86_64 LibreOffice_project/430$Build-2</meta:generator>
    <meta:document-statistic meta:table-count="1" meta:cell-count="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8cm" svg:height="7.871cm" xlink:href=".." xlink:type="simple" chart:class="chart:line" chart:style-name="ch1">
        <chart:plot-area chart:style-name="ch2" table:cell-range-address="sss.A1:sss.B7" chart:data-source-has-labels="column" svg:x="1.26cm" svg:y="0.157cm" svg:width="10.971cm" svg:height="6.576cm">
          <chartooo:coordinate-region svg:x="2.543cm" svg:y="0.356cm" svg:width="9.594cm" svg:height="5.73cm"/>
          <chart:axis chart:dimension="x" chart:name="primary-x" chart:style-name="ch3" chartooo:axis-type="auto">
            <chartooo:date-scale/>
            <chart:title svg:x="6.608cm" svg:y="6.89cm" chart:style-name="ch4">
              <text:p>k</text:p>
            </chart:title>
            <chart:categories table:cell-range-address="sss.A1:sss.A7"/>
          </chart:axis>
          <chart:axis chart:dimension="y" chart:name="primary-y" chart:style-name="ch3">
            <chart:title svg:x="0.451cm" svg:y="3.701cm" chart:style-name="ch5">
              <text:p>Nk</text:p>
            </chart:title>
            <chart:grid chart:style-name="ch6" chart:class="major"/>
          </chart:axis>
          <chart:series chart:style-name="ch7" chart:values-cell-range-address="sss.B1:sss.B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 (LUT size)</text:p>
                <draw:g>
                  <svg:desc>sss.A1:sss.A7</svg:desc>
                </draw:g>
              </table:table-cell>
              <table:table-cell office:value-type="float" office:value="NaN">
                <text:p>NaN</text:p>
                <draw:g>
                  <svg:desc>sss.B1:sss.B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999.99993548">
                <text:p>9999.9999354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814.85565176">
                <text:p>6814.855651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061.45772656">
                <text:p>5061.4577265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969.41962905">
                <text:p>3969.4196290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232.11602438">
                <text:p>3232.1160243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705.10219677">
                <text:p>2705.10219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5cm" svg:height="7.723cm" xlink:href=".." xlink:type="simple" chart:class="chart:line" chart:style-name="ch1">
        <chart:plot-area chart:style-name="ch2" table:cell-range-address="sss.A1:sss.A7 sss.F1:sss.F7" chart:data-source-has-labels="column" svg:x="1.324cm" svg:y="0.154cm" svg:width="14.013cm" svg:height="6.434cm">
          <chartooo:coordinate-region svg:x="2.607cm" svg:y="0.353cm" svg:width="12.636cm" svg:height="5.588cm"/>
          <chart:axis chart:dimension="x" chart:name="primary-x" chart:style-name="ch3" chartooo:axis-type="auto">
            <chartooo:date-scale/>
            <chart:title svg:x="8.193cm" svg:y="6.742cm" chart:style-name="ch4">
              <text:p>k</text:p>
            </chart:title>
            <chart:categories table:cell-range-address="sss.A1:sss.A7"/>
          </chart:axis>
          <chart:axis chart:dimension="y" chart:name="primary-y" chart:style-name="ch3">
            <chart:title svg:x="0.451cm" svg:y="4.645cm" chart:style-name="ch5">
              <text:p>Tile Area(um sq.)</text:p>
            </chart:title>
            <chart:grid chart:style-name="ch6" chart:class="major"/>
          </chart:axis>
          <chart:series chart:style-name="ch7" chart:values-cell-range-address="sss.F1:sss.F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k (LUT size)</text:p>
                <draw:g>
                  <svg:desc>sss.A1:sss.A7</svg:desc>
                </draw:g>
              </table:table-cell>
              <table:table-cell office:value-type="float" office:value="NaN">
                <text:p>NaN</text:p>
                <draw:g>
                  <svg:desc>sss.F1:sss.F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68.6585635">
                <text:p>3268.658563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719.13634492">
                <text:p>4719.136344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514.7364199">
                <text:p>6514.73641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829.40035852">
                <text:p>8829.4003585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963.0360533">
                <text:p>11963.03605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432.1625455">
                <text:p>16432.1625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52cm" svg:height="7.858cm" xlink:href=".." xlink:type="simple" chart:class="chart:line" chart:style-name="ch1">
        <chart:plot-area chart:style-name="ch2" table:cell-range-address="sss.A1:sss.A7 sss.H1:sss.H7" chart:data-source-has-labels="column" svg:x="1.216cm" svg:y="0.157cm" svg:width="8.831cm" svg:height="6.563cm">
          <chartooo:coordinate-region svg:x="2.169cm" svg:y="0.357cm" svg:width="7.785cm" svg:height="5.716cm"/>
          <chart:axis chart:dimension="x" chart:name="primary-x" chart:style-name="ch3" chartooo:axis-type="auto">
            <chartooo:date-scale/>
            <chart:title svg:x="5.494cm" svg:y="6.877cm" chart:style-name="ch4">
              <text:p>k</text:p>
            </chart:title>
            <chart:categories table:cell-range-address="sss.A1:sss.A7"/>
          </chart:axis>
          <chart:axis chart:dimension="y" chart:name="primary-y" chart:style-name="ch3">
            <chart:title svg:x="0.451cm" svg:y="4.659cm" chart:style-name="ch5">
              <text:p>Total FPGA Area</text:p>
            </chart:title>
            <chart:grid chart:style-name="ch6" chart:class="major"/>
          </chart:axis>
          <chart:series chart:style-name="ch7" chart:values-cell-range-address="sss.H1:sss.H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k (LUT size)</text:p>
                <draw:g>
                  <svg:desc>sss.A1:sss.A7</svg:desc>
                </draw:g>
              </table:table-cell>
              <table:table-cell office:value-type="float" office:value="NaN">
                <text:p>NaN</text:p>
                <draw:g>
                  <svg:desc>sss.H1:sss.H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86732823476">
                <text:p>0.9867328234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73350180072">
                <text:p>0.9733501800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06443644487">
                <text:p>1.0644364448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17534672203">
                <text:p>1.175346722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35151142039">
                <text:p>1.35151142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